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0.794cm"/>
    </style:style>
    <style:style style:name="Tabelle1.B" style:family="table-column">
      <style:table-column-properties style:column-width="1.111cm"/>
    </style:style>
    <style:style style:name="Tabelle1.C" style:family="table-column">
      <style:table-column-properties style:column-width="3.387cm"/>
    </style:style>
    <style:style style:name="Tabelle1.D" style:family="table-column">
      <style:table-column-properties style:column-width="1.296cm"/>
    </style:style>
    <style:style style:name="Tabelle1.E" style:family="table-column">
      <style:table-column-properties style:column-width="1.72cm"/>
    </style:style>
    <style:style style:name="Tabelle1.F" style:family="table-column">
      <style:table-column-properties style:column-width="1.482cm"/>
    </style:style>
    <style:style style:name="Tabelle1.G" style:family="table-column">
      <style:table-column-properties style:column-width="1.323cm"/>
    </style:style>
    <style:style style:name="Tabelle1.H" style:family="table-column">
      <style:table-column-properties style:column-width="0.979cm"/>
    </style:style>
    <style:style style:name="Tabelle1.I" style:family="table-column">
      <style:table-column-properties style:column-width="4.921cm"/>
    </style:style>
    <style:style style:name="Tabelle1.1" style:family="table-row">
      <style:table-row-properties style:min-row-height="1.69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I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0.702cm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fo:font-size="10pt" officeooo:rsid="0008b33e" officeooo:paragraph-rsid="0008b33e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Liberation Sans" fo:font-size="10pt" officeooo:rsid="0008b33e" officeooo:paragraph-rsid="0008b33e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0pt" officeooo:rsid="00090bb5" officeooo:paragraph-rsid="00090bb5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0pt" officeooo:rsid="00090bb5" officeooo:paragraph-rsid="000b987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officeooo:rsid="000b987e" officeooo:paragraph-rsid="000b987e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officeooo:rsid="0009fdd3" officeooo:paragraph-rsid="0008b33e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officeooo:rsid="000dc486" officeooo:paragraph-rsid="000dc486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0pt" officeooo:rsid="000f847c" officeooo:paragraph-rsid="000f847c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cccccc" style:font-name="Liberation Sans" fo:font-size="10pt" officeooo:rsid="000b987e" officeooo:paragraph-rsid="000b987e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color="#cccccc" style:font-name="Liberation Sans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color="#cccccc" style:font-name="Liberation Sans" fo:font-size="10pt" officeooo:rsid="0008b33e" officeooo:paragraph-rsid="0008b33e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cccccc" style:font-name="Liberation Sans" fo:font-size="10pt" officeooo:rsid="0008b33e" officeooo:paragraph-rsid="0008b33e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cccccc" style:font-name="Liberation Sans" fo:font-size="9pt" officeooo:rsid="0008b33e" officeooo:paragraph-rsid="0008b33e" style:font-size-asian="9pt" style:font-size-complex="9pt"/>
    </style:style>
    <style:style style:name="P15" style:family="paragraph" style:parent-style-name="Text_20_body">
      <style:text-properties officeooo:rsid="0008b33e" officeooo:paragraph-rsid="0008b33e"/>
    </style:style>
    <style:style style:name="P16" style:family="paragraph" style:parent-style-name="Text_20_body">
      <style:text-properties officeooo:paragraph-rsid="0009fdd3"/>
    </style:style>
    <style:style style:name="P17" style:family="paragraph" style:parent-style-name="Text_20_body">
      <style:text-properties style:text-underline-style="solid" style:text-underline-width="auto" style:text-underline-color="font-color" officeooo:rsid="0009fdd3" officeooo:paragraph-rsid="0009fdd3"/>
    </style:style>
    <style:style style:name="P18" style:family="paragraph" style:parent-style-name="Table_20_Contents">
      <style:paragraph-properties fo:margin-top="0.101cm" fo:margin-bottom="0.101cm" loext:contextual-spacing="false" fo:line-height="50%" fo:text-align="center" style:justify-single-word="false"/>
      <style:text-properties fo:color="#cccccc" style:font-name="Liberation Sans" fo:font-size="10pt" officeooo:paragraph-rsid="0008b33e" style:font-size-asian="10pt" style:font-size-complex="10pt"/>
    </style:style>
    <style:style style:name="P19" style:family="paragraph" style:parent-style-name="Table_20_Contents">
      <style:paragraph-properties fo:margin-top="0.101cm" fo:margin-bottom="0.101cm" loext:contextual-spacing="false" fo:line-height="50%" fo:text-align="center" style:justify-single-word="false"/>
      <style:text-properties fo:color="#cccccc" style:font-name="Liberation Sans" fo:font-size="10pt" officeooo:rsid="000dc486" officeooo:paragraph-rsid="000f847c" style:font-size-asian="10pt" style:font-size-complex="10pt"/>
    </style:style>
    <style:style style:name="P20" style:family="paragraph" style:parent-style-name="Table_20_Contents">
      <style:paragraph-properties fo:margin-top="0.101cm" fo:margin-bottom="0.101cm" loext:contextual-spacing="false" fo:line-height="50%" fo:text-align="center" style:justify-single-word="false"/>
      <style:text-properties fo:color="#cccccc" style:font-name="Liberation Sans" fo:font-size="10pt" officeooo:rsid="000f847c" officeooo:paragraph-rsid="000f847c" style:font-size-asian="10pt" style:font-size-complex="10pt"/>
    </style:style>
    <style:style style:name="P21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</style:style>
    <style:style style:name="P2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106116" officeooo:paragraph-rsid="00106116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0pt" officeooo:rsid="00106116" officeooo:paragraph-rsid="00106116" style:font-size-asian="10pt" style:font-size-complex="10pt"/>
    </style:style>
    <style:style style:name="P25" style:family="paragraph" style:parent-style-name="Table_20_Contents">
      <style:paragraph-properties fo:margin-top="0.101cm" fo:margin-bottom="0.101cm" loext:contextual-spacing="false" fo:line-height="50%" fo:text-align="center" style:justify-single-word="false"/>
      <style:text-properties fo:color="#cccccc" style:font-name="Liberation Sans" fo:font-size="10pt" officeooo:paragraph-rsid="0008b33e" style:font-size-asian="10pt" style:font-size-complex="10pt"/>
    </style:style>
    <style:style style:name="T1" style:family="text">
      <style:text-properties officeooo:rsid="0009fdd3"/>
    </style:style>
    <style:style style:name="T2" style:family="text">
      <style:text-properties officeooo:rsid="000b987e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09fdd3" style:font-size-asian="22pt" style:font-weight-asian="bold" style:font-size-complex="22pt" style:font-weight-complex="bold"/>
    </style:style>
    <style:style style:name="T5" style:family="text">
      <style:text-properties officeooo:rsid="000dc486"/>
    </style:style>
    <style:style style:name="T6" style:family="text">
      <style:text-properties fo:font-weight="bold" officeooo:rsid="000dc486" style:font-weight-asian="bold" style:font-weight-complex="bold"/>
    </style:style>
    <style:style style:name="T7" style:family="text">
      <style:text-properties officeooo:rsid="001061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Name:</text:p>
      <text:p text:style-name="P17">wie oft wurde der Auftrag von CW schon geöffnet?</text:p>
      <text:p text:style-name="P16"><text:span text:style-name="T1"><text:s text:c="6"/></text:span><text:span text:style-name="T4"><text:s text:c="3"/></text:span><text:span text:style-name="T3">↓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5"><text:span text:style-name="T2">Wie oft </text:span>geöffnet</text:p>
          </table:table-cell>
          <table:table-cell table:style-name="Tabelle1.A1" office:value-type="string">
            <text:p text:style-name="P1">Auftrag</text:p>
          </table:table-cell>
          <table:table-cell table:style-name="Tabelle1.A1" office:value-type="string">
            <text:p text:style-name="P1">Datum</text:p>
          </table:table-cell>
          <table:table-cell table:style-name="Tabelle1.A1" office:value-type="string">
            <text:p text:style-name="P7">Wie viele Nummern wurden angerufen?</text:p>
          </table:table-cell>
          <table:table-cell table:style-name="Tabelle1.A1" office:value-type="string">
            <text:p text:style-name="P1"><text:span text:style-name="T2">Ans</text:span>chreiben</text:p>
          </table:table-cell>
          <table:table-cell table:style-name="Tabelle1.A1" office:value-type="string">
            <text:p text:style-name="P1">Termin</text:p>
          </table:table-cell>
          <table:table-cell table:style-name="Tabelle1.A1" office:value-type="string">
            <text:p text:style-name="P8">SSD</text:p>
          </table:table-cell>
          <table:table-cell table:style-name="Tabelle1.I1" office:value-type="string">
            <text:p text:style-name="P24">Kommentar*</text:p>
          </table:table-cell>
        </table:table-row>
        <table:table-row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2">5002343929</text:p>
          </table:table-cell>
          <table:table-cell table:style-name="Tabelle1.A2" office:value-type="string">
            <text:p text:style-name="P14">12.12.</text:p>
          </table:table-cell>
          <table:table-cell table:style-name="Tabelle1.A2" office:value-type="string">
            <text:p text:style-name="P13">IIIII <text:s text:c="2"/>IIIII <text:s/>IIII</text:p>
          </table:table-cell>
          <table:table-cell table:style-name="Tabelle1.A2" office:value-type="string">
            <text:p text:style-name="P13">II</text:p>
          </table:table-cell>
          <table:table-cell table:style-name="Tabelle1.A2" office:value-type="string">
            <text:p text:style-name="P18">☐ </text:p>
          </table:table-cell>
          <table:table-cell table:style-name="Tabelle1.A2" office:value-type="string">
            <text:p text:style-name="P18">☐ </text:p>
          </table:table-cell>
          <table:table-cell table:style-name="Tabelle1.I2" office:value-type="string">
            <text:p text:style-name="P18"/>
          </table:table-cell>
        </table:table-row>
        <table:table-row table:style-name="Tabelle1.3">
          <table:table-cell table:style-name="Tabelle1.A2" office:value-type="string">
            <text:p text:style-name="P6">1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6">5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6">10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6">15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6">20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2">5002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I2" office:value-type="string">
            <text:p text:style-name="P3"/>
          </table:table-cell>
        </table:table-row>
      </table:table>
      <text:p text:style-name="Standard"/>
      <text:p text:style-name="Standard">* <text:span text:style-name="T7">z.B.: <text:tab/>- falsche Auftragsart, die von CW nicht bearbeitet werden kann</text:span></text:p>
      <text:p text:style-name="P21"><text:span text:style-name="T7">- Auftrag wurde von uns storniert</text:span></text:p>
      <text:p text:style-name="P22">- </text:p>
      <text:p text:style-name="Standard"/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4:18:47.272000000</meta:creation-date>
    <meta:print-date>2017-12-28T14:27:13.592000000</meta:print-date>
    <dc:date>2018-04-27T12:05:38.420000000</dc:date>
    <meta:editing-duration>PT1H22M47S</meta:editing-duration>
    <meta:editing-cycles>9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46" meta:word-count="77" meta:character-count="392" meta:non-whitespace-character-count="343"/>
  </office:meta>
</office:document-meta>
</file>